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 style:text-autospace="none"/>
    </style:style>
    <style:style style:name="P2" style:family="paragraph">
      <loext:graphic-properties draw:fill="none" draw:fill-color="#ffffff"/>
      <style:paragraph-properties fo:text-align="center" style:text-autospace="none"/>
      <style:text-properties fo:color="#000000" style:font-name="Segoe UI1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start" style:text-autospace="none"/>
    </style:style>
    <style:style style:name="P5" style:family="paragraph">
      <loext:graphic-properties draw:fill="none" draw:fill-color="#ffffff"/>
      <style:paragraph-properties fo:text-align="start" style:text-autospace="none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font-style="normal" fo:text-shadow="none" style:text-underline-style="solid" style:text-underline-width="auto" style:text-underline-color="font-color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egoe UI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33% 58%" style:font-name="Segoe UI Semibold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Mang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Mangal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0.493cm">
          <draw:text-box>
            <text:p text:style-name="P1"><text:span text:style-name="T1">HOLY GOSPEL</text:span></text:p>
            <text:p text:style-name="P1"><text:span text:style-name="T2">John 17:11b-1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13cm" svg:height="7.766cm" svg:x="1.778cm" svg:y="0.762cm">
          <draw:text-box>
            <text:p text:style-name="P4"><text:span text:style-name="T3">11</text:span><text:span text:style-name="T4">And I am no longer in the world, but they are in the world, and I am coming to you. Holy Father, keep them in your name, which you have given me, that they may be one, even as we are on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5" draw:layer="layout" svg:width="25.146cm" svg:height="7.766cm" svg:x="1.571cm" svg:y="0.582cm">
          <draw:text-box>
            <text:p text:style-name="P4"><text:span text:style-name="T3">12</text:span><text:span text:style-name="T4">While I was with them, I kept them in your name, which you have given me. I have guarded them, and not one of them has been lost except the son of destruction, that the Scripture might be fulfill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4" draw:text-style-name="P5" draw:layer="layout" svg:width="25.146cm" svg:height="9.269cm" svg:x="1.524cm" svg:y="0.582cm">
          <draw:text-box>
            <text:p text:style-name="P4"><text:span text:style-name="T3">13</text:span><text:span text:style-name="T4">But now I am coming to you, and these things I speak in the world, that they may have my joy fulfilled in themselves. </text:span><text:span text:style-name="T3">14</text:span><text:span text:style-name="T4">I have given them your word, and the world has hated them because they are not of the world, just as I am not of the worl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5" draw:layer="layout" svg:width="25.146cm" svg:height="7.766cm" svg:x="1.524cm" svg:y="0.87cm">
          <draw:text-box>
            <text:p text:style-name="P4"><text:span text:style-name="T3">15</text:span><text:span text:style-name="T4">I do not ask that you take them out of the world, but that you keep them from the evil one. </text:span><text:span text:style-name="T3">16</text:span><text:span text:style-name="T4">They are not of the world, just as I am not of the world. </text:span><text:span text:style-name="T3">17</text:span><text:span text:style-name="T4">Sanctify them in the truth; your word is tru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5" draw:text-style-name="P5" draw:layer="layout" svg:width="23.876cm" svg:height="6.263cm" svg:x="2.032cm" svg:y="0.595cm">
          <draw:text-box>
            <text:p text:style-name="P4"><text:span text:style-name="T3">18</text:span><text:span text:style-name="T4">As you sent me into the world, so I have sent them into the world. </text:span><text:span text:style-name="T3">19</text:span><text:span text:style-name="T4">And for their sake I consecrate myself, that they also may be sanctified in tru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22:08:27.561000000</meta:creation-date>
    <dc:title>Hymn template</dc:title>
    <meta:editing-duration>PT18M20S</meta:editing-duration>
    <meta:editing-cycles>7</meta:editing-cycles>
    <meta:generator>LibreOffice/6.0.1.1$Windows_X86_64 LibreOffice_project/60bfb1526849283ce2491346ed2aa51c465abfe6</meta:generator>
    <meta:initial-creator>Arthur Hoch</meta:initial-creator>
    <dc:date>2018-05-11T15:31:18.992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5-05-13T22:08:26.984000000"/>
  </office:meta>
</office:document-meta>
</file>